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87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row table:style-name="ro1">
          <table:table-cell table:number-columns-repeated="2"/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Touch</text:p>
            <text:p>Screen</text:p>
          </table:table-cell>
          <table:table-cell table:style-name="ce3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3"/>
        <table:table-column table:style-name="co3" table:default-cell-style-name="ce3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4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4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4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4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4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4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ce3"/>
        <table:table-row table:style-name="ro2">
          <table:table-cell table:number-columns-repeated="3"/>
          <table:table-cell office:value-type="string" calcext:value-type="string">
            <text:p>Garmin-Icons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R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R9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ivoactive 4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Endur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 2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Rectangle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920XT</text:p>
          </table:table-cell>
          <table:table-cell/>
        </table:table-row>
        <table:table-row table:style-name="ro2">
          <table:table-cell office:value-type="string" calcext:value-type="string">
            <text:p>Rectangl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nu SQ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6:20:58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3T16:25:40.744000000</dc:date>
    <meta:editing-duration>PT3H9M15S</meta:editing-duration>
    <meta:editing-cycles>12</meta:editing-cycles>
    <meta:document-statistic meta:table-count="3" meta:cell-count="120" meta:object-count="0"/>
  </office:meta>
</office:document-meta>
</file>